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5" style:name="a7d6250" style:parent-style-name="Standard">
      <style:paragraph-properties/>
    </style:style>
    <style:style style:family="paragraph" style:list-style-name="L5" style:name="ac95d55" style:parent-style-name="Standard">
      <style:paragraph-properties/>
    </style:style>
    <style:style style:family="paragraph" style:list-style-name="L5" style:name="a957043" style:parent-style-name="Standard">
      <style:paragraph-properties/>
    </style:style>
    <style:style style:family="paragraph" style:list-style-name="L5" style:name="a953409" style:parent-style-name="Standard">
      <style:paragraph-properties/>
    </style:style>
    <style:style style:family="paragraph" style:list-style-name="L5" style:name="a82147a" style:parent-style-name="Standard">
      <style:paragraph-properties/>
    </style:style>
    <style:style style:family="paragraph" style:list-style-name="L5" style:name="a0f404e" style:parent-style-name="Standard">
      <style:paragraph-properties/>
    </style:style>
    <style:style style:family="paragraph" style:list-style-name="L5" style:name="a4ff27d" style:parent-style-name="Standard">
      <style:paragraph-properties/>
    </style:style>
    <style:style style:family="paragraph" style:list-style-name="L5" style:name="a78d967" style:parent-style-name="Standard">
      <style:paragraph-properties/>
    </style:style>
    <style:style style:family="paragraph" style:list-style-name="L5" style:name="a3c1f81" style:parent-style-name="Standard">
      <style:paragraph-properties/>
    </style:style>
    <style:style style:family="paragraph" style:list-style-name="L5" style:name="a764b21" style:parent-style-name="Standard">
      <style:paragraph-properties/>
    </style:style>
    <style:style style:family="paragraph" style:list-style-name="L4" style:name="a7d1036" style:parent-style-name="Standard">
      <style:paragraph-properties/>
    </style:style>
    <style:style style:family="paragraph" style:list-style-name="L4" style:name="a1f2191" style:parent-style-name="Standard">
      <style:paragraph-properties/>
    </style:style>
    <style:style style:family="paragraph" style:list-style-name="L4" style:name="a93d3d8" style:parent-style-name="Standard">
      <style:paragraph-properties/>
    </style:style>
    <style:style style:family="paragraph" style:list-style-name="L4" style:name="a51df5d" style:parent-style-name="Standard">
      <style:paragraph-properties/>
    </style:style>
    <style:style style:family="paragraph" style:list-style-name="L3" style:name="a4cd6e6" style:parent-style-name="Standard">
      <style:paragraph-properties/>
    </style:style>
    <style:style style:family="paragraph" style:list-style-name="L3" style:name="a054028" style:parent-style-name="Standard">
      <style:paragraph-properties/>
    </style:style>
    <style:style style:family="paragraph" style:list-style-name="L3" style:name="ad7d93d" style:parent-style-name="Standard">
      <style:paragraph-properties/>
    </style:style>
    <style:style style:family="paragraph" style:list-style-name="L3" style:name="acf67dc" style:parent-style-name="Standard">
      <style:paragraph-properties/>
    </style:style>
    <style:style style:family="paragraph" style:list-style-name="L3" style:name="a06a072" style:parent-style-name="Standard">
      <style:paragraph-properties/>
    </style:style>
    <style:style style:family="paragraph" style:list-style-name="L3" style:name="aa02aee" style:parent-style-name="Standard">
      <style:paragraph-properties/>
    </style:style>
    <style:style style:family="paragraph" style:list-style-name="L2" style:name="a727893" style:parent-style-name="Standard">
      <style:paragraph-properties/>
    </style:style>
    <style:style style:family="paragraph" style:list-style-name="L2" style:name="aa632dd" style:parent-style-name="Table_20_Contents">
      <style:paragraph-properties/>
    </style:style>
    <style:style style:family="table-cell" style:name="a0f0ae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026580">
      <style:table-column-properties style:rel-column-width="65535*"/>
    </style:style>
    <style:style style:family="table" style:name="a46b2f3">
      <style:table-properties style:width="17.0cm" table:align="left"/>
    </style:style>
    <style:style style:family="paragraph" style:list-style-name="L2" style:name="a90e4e6" style:parent-style-name="Standard">
      <style:paragraph-properties/>
    </style:style>
    <style:style style:family="paragraph" style:list-style-name="L3" style:name="ac6886a" style:parent-style-name="Standard">
      <style:paragraph-properties/>
    </style:style>
    <style:style style:family="paragraph" style:list-style-name="L3" style:name="afe78e2" style:parent-style-name="Standard">
      <style:paragraph-properties/>
    </style:style>
    <style:style style:family="paragraph" style:list-style-name="L3" style:name="a700c2f" style:parent-style-name="Standard">
      <style:paragraph-properties/>
    </style:style>
    <style:style style:family="paragraph" style:list-style-name="L3" style:name="a3b7a7d" style:parent-style-name="Standard">
      <style:paragraph-properties/>
    </style:style>
    <style:style style:family="paragraph" style:list-style-name="L3" style:name="ab90dce" style:parent-style-name="Standard">
      <style:paragraph-properties/>
    </style:style>
    <style:style style:family="paragraph" style:list-style-name="L3" style:name="a4dace4" style:parent-style-name="Standard">
      <style:paragraph-properties/>
    </style:style>
    <style:style style:family="paragraph" style:list-style-name="L1" style:name="a012e87" style:parent-style-name="Standard">
      <style:paragraph-properties/>
    </style:style>
    <style:style style:family="paragraph" style:list-style-name="L1" style:name="a800ea8" style:parent-style-name="Standard">
      <style:paragraph-properties/>
    </style:style>
    <style:style style:family="paragraph" style:list-style-name="L1" style:name="ae4a4fc" style:parent-style-name="Standard">
      <style:paragraph-properties/>
    </style:style>
    <style:style style:family="paragraph" style:list-style-name="L1" style:name="afdd944" style:parent-style-name="Standard">
      <style:paragraph-properties/>
    </style:style>
    <style:style style:family="paragraph" style:list-style-name="L1" style:name="a56cdc1" style:parent-style-name="Standard">
      <style:paragraph-properties/>
    </style:style>
    <style:style style:family="paragraph" style:list-style-name="L1" style:name="a53dc49" style:parent-style-name="Standard">
      <style:paragraph-properties/>
    </style:style>
    <style:style style:family="paragraph" style:list-style-name="L2" style:name="ac1ea11" style:parent-style-name="Table_20_Contents">
      <style:paragraph-properties/>
    </style:style>
    <style:style style:family="table-cell" style:name="afc64b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a56f87" style:parent-style-name="Table_20_Contents">
      <style:paragraph-properties/>
    </style:style>
    <style:style style:family="table-cell" style:name="aa530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36b89b">
      <style:table-column-properties style:rel-column-width="32768*"/>
    </style:style>
    <style:style style:family="table-column" style:name="affc7a9">
      <style:table-column-properties style:rel-column-width="32767*"/>
    </style:style>
    <style:style style:family="table" style:name="a91ff1e">
      <style:table-properties style:width="17.0cm" table:align="left"/>
    </style:style>
    <style:style style:family="paragraph" style:list-style-name="L1" style:name="aa2425f" style:parent-style-name="Standard">
      <style:paragraph-properties/>
    </style:style>
    <style:style style:family="paragraph" style:list-style-name="L1" style:name="ab08f36" style:parent-style-name="Standard">
      <style:paragraph-properties/>
    </style:style>
    <style:style style:family="paragraph" style:list-style-name="L1" style:name="a5428f0" style:parent-style-name="Standard">
      <style:paragraph-properties/>
    </style:style>
    <style:style style:family="paragraph" style:list-style-name="L2" style:name="ae6525e" style:parent-style-name="Table_20_Contents">
      <style:paragraph-properties/>
    </style:style>
    <style:style style:family="table-cell" style:name="a702b3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516f79" style:parent-style-name="Table_20_Contents">
      <style:paragraph-properties/>
    </style:style>
    <style:style style:family="table-cell" style:name="a2aea2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c060d">
      <style:table-column-properties style:rel-column-width="32768*"/>
    </style:style>
    <style:style style:family="table-column" style:name="a406c99">
      <style:table-column-properties style:rel-column-width="32767*"/>
    </style:style>
    <style:style style:family="table" style:name="a5f4028">
      <style:table-properties style:width="17.0cm" table:align="left"/>
    </style:style>
    <style:style style:family="paragraph" style:list-style-name="L1" style:name="a0039d9" style:parent-style-name="Standard">
      <style:paragraph-properties/>
    </style:style>
    <style:style style:family="paragraph" style:list-style-name="L1" style:name="a69577d" style:parent-style-name="Standard">
      <style:paragraph-properties/>
    </style:style>
    <style:style style:family="paragraph" style:list-style-name="L1" style:name="af2c320" style:parent-style-name="Standard">
      <style:paragraph-properties/>
    </style:style>
    <style:style style:family="paragraph" style:list-style-name="L1" style:name="a02f7c5" style:parent-style-name="Standard">
      <style:paragraph-properties/>
    </style:style>
    <style:style style:family="paragraph" style:list-style-name="L1" style:name="a7501d3" style:parent-style-name="Standard">
      <style:paragraph-properties/>
    </style:style>
    <style:style style:family="paragraph" style:list-style-name="L1" style:name="a44e179" style:parent-style-name="Standard">
      <style:paragraph-properties/>
    </style:style>
    <style:style style:family="paragraph" style:list-style-name="L1" style:name="a083643" style:parent-style-name="Standard">
      <style:paragraph-properties/>
    </style:style>
    <text:list-style style:name="L5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4">
      <text:list-level-style-bullet text:bullet-char="©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ώ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Õ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©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©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©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©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©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©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3">
      <text:list-level-style-number style:num-format="1" style:num-prefix="b_" style:num-suffix="_a" text:display-levels="1" text:level="1" text:start-value="20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b_" style:num-suffix="_a" text:display-levels="2" text:level="2" text:start-value="20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b_" style:num-suffix="_a" text:display-levels="3" text:level="3" text:start-value="20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b_" style:num-suffix="_a" text:display-levels="4" text:level="4" text:start-value="20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b_" style:num-suffix="_a" text:display-levels="5" text:level="5" text:start-value="20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b_" style:num-suffix="_a" text:display-levels="6" text:level="6" text:start-value="20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b_" style:num-suffix="_a" text:display-levels="7" text:level="7" text:start-value="20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b_" style:num-suffix="_a" text:display-levels="8" text:level="8" text:start-value="20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b_" style:num-suffix="_a" text:display-levels="9" text:level="9" text:start-value="20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2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8349185838889821746">
        <text:list-item>
          <text:p text:style-name="a083643">ListItem – Expected: 1.</text:p>
        </text:list-item>
      </text:list>
      <text:list text:continue-numbering="true" text:style-name="L1" xml:id="list8349185838889821746">
        <text:list-item>
          <text:p text:style-name="a44e179">ListItem – Expected: 2.</text:p>
        </text:list-item>
      </text:list>
      <text:list text:continue-numbering="true" text:style-name="L1" xml:id="list8349185838889821746">
        <text:list-item>
          <text:list>
            <text:list-item>
              <text:p text:style-name="a7501d3">ListItem – Expected: 1.</text:p>
            </text:list-item>
          </text:list>
        </text:list-item>
      </text:list>
      <text:list text:continue-numbering="true" text:style-name="L1" xml:id="list8349185838889821746">
        <text:list-item>
          <text:list>
            <text:list-item>
              <text:p text:style-name="a02f7c5">ListItem – Expected: 2.</text:p>
            </text:list-item>
          </text:list>
        </text:list-item>
      </text:list>
      <text:list text:continue-numbering="true" text:style-name="L1" xml:id="list8349185838889821746">
        <text:list-item>
          <text:p text:style-name="af2c320">ListItem – Expected: 3.</text:p>
        </text:list-item>
      </text:list>
      <text:list text:continue-numbering="true" text:style-name="L1" xml:id="list8349185838889821746">
        <text:list-item>
          <text:p text:style-name="a69577d">ListItem – Expected: 4.</text:p>
        </text:list-item>
      </text:list>
      <text:list text:continue-numbering="true" text:style-name="L1" xml:id="list8349185838889821746">
        <text:list-item>
          <text:list>
            <text:list-item>
              <text:p text:style-name="a0039d9">ListItem – Expected: 1.</text:p>
            </text:list-item>
          </text:list>
        </text:list-item>
      </text:list>
      <table:table table:style-name="a5f4028">
        <table:table-column table:style-name="a406c99"/>
        <table:table-column table:style-name="acc060d"/>
        <table:table-row>
          <table:table-cell table:style-name="a2aea20">
            <text:list text:continue-numbering="true" text:style-name="L2" xml:id="list7494341191816107192">
              <text:list-item>
                <text:p text:style-name="a516f79">a</text:p>
              </text:list-item>
            </text:list>
          </table:table-cell>
          <table:table-cell table:style-name="a702b33">
            <text:list text:continue-numbering="true" text:style-name="L2" xml:id="list41357431">
              <text:list-item>
                <text:p text:style-name="ae6525e"/>
              </text:list-item>
            </text:list>
          </table:table-cell>
        </table:table-row>
      </table:table>
      <text:list text:continue-numbering="true" text:style-name="L1" xml:id="list41362666">
        <text:list-item>
          <text:list>
            <text:list-item>
              <text:p text:style-name="a5428f0">ListItem – Expected: 2.</text:p>
            </text:list-item>
          </text:list>
        </text:list-item>
      </text:list>
      <text:list text:continue-numbering="true" text:style-name="L1" xml:id="list41362666">
        <text:list-item>
          <text:p text:style-name="ab08f36">ListItem – Expected: 5.</text:p>
        </text:list-item>
      </text:list>
      <text:list text:continue-numbering="true" text:style-name="L1" xml:id="list41362666">
        <text:list-item>
          <text:p text:style-name="aa2425f">ListItem – Expected: 6.</text:p>
        </text:list-item>
      </text:list>
      <table:table table:style-name="a91ff1e">
        <table:table-column table:style-name="affc7a9"/>
        <table:table-column table:style-name="a36b89b"/>
        <table:table-row>
          <table:table-cell table:style-name="aa53040">
            <text:list text:continue-numbering="true" text:style-name="L2" xml:id="list41338543">
              <text:list-item>
                <text:p text:style-name="aa56f87">b</text:p>
              </text:list-item>
            </text:list>
          </table:table-cell>
          <table:table-cell table:style-name="afc64b5">
            <text:list text:continue-numbering="true" text:style-name="L2" xml:id="list41347835">
              <text:list-item>
                <text:p text:style-name="ac1ea11"/>
              </text:list-item>
            </text:list>
          </table:table-cell>
        </table:table-row>
      </table:table>
      <text:list text:continue-numbering="true" text:style-name="L1" xml:id="list41364606">
        <text:list-item>
          <text:p text:style-name="a53dc49">ListItem – Expected: 7.</text:p>
        </text:list-item>
      </text:list>
      <text:list text:continue-numbering="true" text:style-name="L1" xml:id="list41364606">
        <text:list-item>
          <text:p text:style-name="a56cdc1">ListItem 2</text:p>
        </text:list-item>
      </text:list>
      <text:list text:continue-numbering="true" text:style-name="L1" xml:id="list41364606">
        <text:list-item>
          <text:list>
            <text:list-item>
              <text:p text:style-name="afdd944">ListItem 3</text:p>
            </text:list-item>
          </text:list>
        </text:list-item>
      </text:list>
      <text:list text:continue-numbering="true" text:style-name="L1" xml:id="list41364606">
        <text:list-item>
          <text:list>
            <text:list-item>
              <text:p text:style-name="ae4a4fc">ListItem 4</text:p>
            </text:list-item>
          </text:list>
        </text:list-item>
      </text:list>
      <text:list text:continue-numbering="true" text:style-name="L1" xml:id="list41364606">
        <text:list-item>
          <text:p text:style-name="a800ea8">ListItem 5 (TO BE CONTINUED)</text:p>
        </text:list-item>
      </text:list>
      <text:list text:continue-numbering="true" text:style-name="L1" xml:id="list41364606">
        <text:list-header>
          <text:p text:style-name="a012e87"/>
        </text:list-header>
      </text:list>
      <text:list text:continue-numbering="true" text:style-name="L3" xml:id="list9042804303219460212">
        <text:list-item>
          <text:p text:style-name="a4dace4">ListItem A</text:p>
        </text:list-item>
      </text:list>
      <text:list text:continue-numbering="true" text:style-name="L3" xml:id="list9042804303219460212">
        <text:list-item>
          <text:list>
            <text:list-item>
              <text:p text:style-name="ab90dce">ListItem B</text:p>
            </text:list-item>
          </text:list>
        </text:list-item>
      </text:list>
      <text:list text:continue-numbering="true" text:style-name="L3" xml:id="list90428043032194602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3b7a7d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" xml:id="list9042804303219460212">
        <text:list-item>
          <text:list>
            <text:list-item>
              <text:p text:style-name="a700c2f">ListItem D</text:p>
            </text:list-item>
          </text:list>
        </text:list-item>
      </text:list>
      <text:list text:continue-numbering="true" text:style-name="L3" xml:id="list9042804303219460212">
        <text:list-item>
          <text:p text:style-name="afe78e2">ListItem E</text:p>
        </text:list-item>
      </text:list>
      <text:list text:continue-numbering="true" text:style-name="L3" xml:id="list9042804303219460212">
        <text:list-item>
          <text:p text:style-name="ac6886a">ListItem F</text:p>
        </text:list-item>
      </text:list>
      <text:list text:continue-numbering="true" text:style-name="L2" xml:id="list41335606">
        <text:list-item>
          <text:p text:style-name="a90e4e6"/>
        </text:list-item>
      </text:list>
      <table:table table:style-name="a46b2f3">
        <table:table-column table:style-name="a026580"/>
        <table:table-row>
          <table:table-cell table:style-name="a0f0ae0">
            <text:list text:continue-numbering="true" text:style-name="L2" xml:id="list41335295">
              <text:list-item>
                <text:p text:style-name="aa632dd">c</text:p>
              </text:list-item>
            </text:list>
          </table:table-cell>
        </table:table-row>
      </table:table>
      <text:list text:continue-numbering="true" text:style-name="L2" xml:id="list41357024">
        <text:list-item>
          <text:p text:style-name="a727893"/>
        </text:list-item>
      </text:list>
      <text:list text:continue-numbering="true" text:style-name="L3" xml:id="list41346790">
        <text:list-item>
          <text:p text:style-name="aa02aee">ListItem A</text:p>
        </text:list-item>
      </text:list>
      <text:list text:continue-numbering="true" text:style-name="L3" xml:id="list41346790">
        <text:list-item>
          <text:list>
            <text:list-item>
              <text:p text:style-name="a06a072">ListItem B</text:p>
            </text:list-item>
          </text:list>
        </text:list-item>
      </text:list>
      <text:list text:continue-numbering="true" text:style-name="L3" xml:id="list4134679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cf67dc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" xml:id="list41346790">
        <text:list-item>
          <text:list>
            <text:list-item>
              <text:p text:style-name="ad7d93d">ListItem D</text:p>
            </text:list-item>
          </text:list>
        </text:list-item>
      </text:list>
      <text:list text:continue-numbering="true" text:style-name="L3" xml:id="list41346790">
        <text:list-item>
          <text:p text:style-name="a054028">ListItem E</text:p>
        </text:list-item>
      </text:list>
      <text:list text:continue-numbering="true" text:style-name="L3" xml:id="list41346790">
        <text:list-item>
          <text:p text:style-name="a4cd6e6">ListItem F</text:p>
        </text:list-item>
      </text:list>
      <text:p text:style-name="Standard"/>
      <text:list text:continue-numbering="true" text:style-name="L4" xml:id="list4045764212042834544">
        <text:list-item>
          <text:p text:style-name="a51df5d">a</text:p>
        </text:list-item>
      </text:list>
      <text:list text:continue-numbering="true" text:style-name="L4" xml:id="list4045764212042834544">
        <text:list-item>
          <text:list>
            <text:list-item>
              <text:p text:style-name="a93d3d8">b</text:p>
            </text:list-item>
          </text:list>
        </text:list-item>
      </text:list>
      <text:list text:continue-numbering="true" text:style-name="L4" xml:id="list4045764212042834544">
        <text:list-item>
          <text:list>
            <text:list-item>
              <text:list>
                <text:list-item>
                  <text:p text:style-name="a1f2191">c</text:p>
                </text:list-item>
              </text:list>
            </text:list-item>
          </text:list>
        </text:list-item>
      </text:list>
      <text:list text:continue-numbering="true" text:style-name="L4" xml:id="list4045764212042834544">
        <text:list-item>
          <text:p text:style-name="a7d1036">d</text:p>
        </text:list-item>
      </text:list>
      <text:p text:style-name="Standard"/>
      <text:list text:continue-numbering="true" text:style-name="L5" xml:id="list7335466225685522178">
        <text:list-item>
          <text:p text:style-name="a764b21">aa</text:p>
        </text:list-item>
      </text:list>
      <text:list text:continue-numbering="true" text:style-name="L5" xml:id="list7335466225685522178">
        <text:list-item>
          <text:list>
            <text:list-item>
              <text:p text:style-name="a3c1f81">bb</text:p>
            </text:list-item>
          </text:list>
        </text:list-item>
      </text:list>
      <text:list text:continue-numbering="true" text:style-name="L5" xml:id="list7335466225685522178">
        <text:list-item>
          <text:list>
            <text:list-item>
              <text:list>
                <text:list-item>
                  <text:p text:style-name="a78d967">cc</text:p>
                </text:list-item>
              </text:list>
            </text:list-item>
          </text:list>
        </text:list-item>
      </text:list>
      <text:list text:continue-numbering="true" text:style-name="L5" xml:id="list7335466225685522178">
        <text:list-item>
          <text:p text:style-name="a4ff27d">dd</text:p>
        </text:list-item>
      </text:list>
      <text:list text:continue-numbering="true" text:style-name="L5" xml:id="list7335466225685522178">
        <text:list-header>
          <text:p text:style-name="a0f404e"/>
        </text:list-header>
      </text:list>
      <text:p text:style-name="Standard"/>
      <text:list text:continue-numbering="true" text:style-name="L5" xml:id="list41335879">
        <text:list-item>
          <text:p text:style-name="a82147a">CONTINUED</text:p>
        </text:list-item>
      </text:list>
      <text:list text:continue-numbering="true" text:style-name="L5" xml:id="list41335879">
        <text:list-item>
          <text:p text:style-name="a953409">ListItem 2</text:p>
        </text:list-item>
      </text:list>
      <text:list text:continue-numbering="true" text:style-name="L5" xml:id="list41335879">
        <text:list-item>
          <text:list>
            <text:list-item>
              <text:p text:style-name="a957043">ListItem 3</text:p>
            </text:list-item>
          </text:list>
        </text:list-item>
      </text:list>
      <text:list text:continue-numbering="true" text:style-name="L5" xml:id="list41335879">
        <text:list-item>
          <text:list>
            <text:list-item>
              <text:p text:style-name="ac95d55">ListItem 4</text:p>
            </text:list-item>
          </text:list>
        </text:list-item>
      </text:list>
      <text:list text:continue-numbering="true" text:style-name="L5" xml:id="list41335879">
        <text:list-item>
          <text:p text:style-name="a7d6250">ListItem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5</dc:date>
    <meta:editing-cycles>2</meta:editing-cycles>
    <meta:editing-duration>PT0.046S</meta:editing-duration>
  </office:meta>
</office:document-meta>
</file>